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Helvetica" svg:font-family="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54d2" officeooo:paragraph-rsid="000f54d2"/>
    </style:style>
    <style:style style:name="P2" style:family="paragraph" style:parent-style-name="Text_20_body">
      <style:paragraph-properties fo:margin-left="0in" fo:margin-right="0in" fo:margin-top="0.0728in" fo:margin-bottom="0in" style:contextual-spacing="false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.0728in" fo:margin-bottom="0in" style:contextual-spacing="false" fo:text-indent="0in" style:auto-text-indent="false" fo:padding="0in" fo:border="none"/>
      <style:text-properties officeooo:rsid="000f54d2" officeooo:paragraph-rsid="000f54d2"/>
    </style:style>
    <style:style style:name="P4" style:family="paragraph" style:parent-style-name="Text_20_body">
      <style:paragraph-properties fo:margin-left="0in" fo:margin-right="0in" fo:margin-top="0.0728in" fo:margin-bottom="0in" style:contextual-spacing="false" fo:text-indent="0in" style:auto-text-indent="false" fo:padding="0in" fo:border="none"/>
      <style:text-properties officeooo:paragraph-rsid="000f54d2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6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T1" style:family="text">
      <style:text-properties officeooo:rsid="000f54d2"/>
    </style:style>
    <style:style style:name="T2" style:family="text">
      <style:text-properties officeooo:rsid="001072ba"/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Dear Editor</text:p>
      <text:p text:style-name="P4"><text:span text:style-name="T1">It is my belief that I was </text:span>victim<text:span text:style-name="T1">ized by Gary Sloop in his comments via the Internet that he posted on November 3, 2011 and November 6, 2011. The comments are in response to a news story related to my departure from Edison College, entitled “Steve Atkins speaks about Edison” and published on October 27, 2011.It is my belief that his comments represent profound</text:span> internet defamation <text:span text:style-name="T1">and libel against me and have have harmed the continuation of my career. </text:span></text:p>
      <text:p text:style-name="P4"/>
      <text:p text:style-name="P4"><text:span text:style-name="T1">I can demonstrate that several of G. Sloop's comments </text:span>constitute false statement<text:span text:style-name="T1">s</text:span> of fact <text:span text:style-name="T1">and not opinion</text:span>.<text:span text:style-name="T1">I contend the following to be provable and true:</text:span></text:p>
      <text:p text:style-name="P4"/>
      <text:list xml:id="list6900972896546695859" text:style-name="L1">
        <text:list-item>
          <text:list>
            <text:list-item>
              <text:p text:style-name="P5">The <text:span text:style-name="T1">false statements are devoid of </text:span>due diligence or research into the<text:span text:style-name="T1">ir</text:span> truthfulness. <text:s/></text:p>
            </text:list-item>
            <text:list-item>
              <text:p text:style-name="P5"><text:span text:style-name="T1">The statements are based on m</text:span>alice <text:span text:style-name="T1">and </text:span>intended to do harm <text:span text:style-name="T1">and/</text:span>or acted with reckless disregard of the truth.</text:p>
            </text:list-item>
          </text:list>
        </text:list-item>
      </text:list>
      <text:list xml:id="list2386041411765427235" text:style-name="L2">
        <text:list-item>
          <text:list>
            <text:list-header>
              <text:p text:style-name="P6"/>
            </text:list-header>
          </text:list>
        </text:list-item>
      </text:list>
      <text:p text:style-name="P1">I sincerely request that Mr. Sloop's comments be removed from the posting reference above. I am more than happy to discuss the basis of my complaint. I can be reached at 336-710-9122. <text:span text:style-name="T2">It is important to me that these false statements are removed. I have found that a simple interne search easily leads to the untrue information and has the potential to further damage my reputation. </text:span></text:p>
      <text:p text:style-name="P1"/>
      <text:p text:style-name="P1">Sincerely,</text:p>
      <text:p text:style-name="P1">Steve Atkin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Helvetica, sans-serif"/>
    <style:font-face style:name="Helvetica" svg:font-family="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5T09:25:37.143000000</meta:creation-date>
    <dc:date>2014-01-15T09:57:31.480000000</dc:date>
    <meta:editing-duration>PT5M43S</meta:editing-duration>
    <meta:editing-cycles>1</meta:editing-cycles>
    <meta:document-statistic meta:table-count="0" meta:image-count="0" meta:object-count="0" meta:page-count="1" meta:paragraph-count="8" meta:word-count="209" meta:character-count="1226" meta:non-whitespace-character-count="1023"/>
    <meta:generator>LibreOffice/4.1.4.2$Windows_x86 LibreOffice_project/0a0440ccc0227ad9829de5f46be37cfb6edcf72</meta:generator>
  </office:meta>
</office:document-meta>
</file>